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5aca1" officeooo:paragraph-rsid="0005aca1"/>
    </style:style>
    <style:style style:name="P2" style:family="paragraph" style:parent-style-name="Standard">
      <style:text-properties style:text-underline-style="solid" style:text-underline-width="auto" style:text-underline-color="font-color" officeooo:rsid="0005aca1" officeooo:paragraph-rsid="0007293a"/>
    </style:style>
    <style:style style:name="P3" style:family="paragraph" style:parent-style-name="Standard">
      <style:text-properties style:text-underline-style="solid" style:text-underline-width="auto" style:text-underline-color="font-color" officeooo:rsid="0005aca1" officeooo:paragraph-rsid="0009bce8"/>
    </style:style>
    <style:style style:name="P4" style:family="paragraph" style:parent-style-name="Standard">
      <style:text-properties style:text-underline-style="solid" style:text-underline-width="auto" style:text-underline-color="font-color" officeooo:rsid="0005aca1" officeooo:paragraph-rsid="000b6069"/>
    </style:style>
    <style:style style:name="P5" style:family="paragraph" style:parent-style-name="Standard">
      <style:text-properties style:text-underline-style="none" officeooo:rsid="0005aca1" officeooo:paragraph-rsid="0005aca1"/>
    </style:style>
    <style:style style:name="P6" style:family="paragraph" style:parent-style-name="Standard">
      <style:text-properties style:text-underline-style="none" officeooo:rsid="0007e8ab" officeooo:paragraph-rsid="0007e8ab"/>
    </style:style>
    <style:style style:name="P7" style:family="paragraph" style:parent-style-name="Standard">
      <style:text-properties style:text-underline-style="none" officeooo:rsid="00098f17" officeooo:paragraph-rsid="00098f17"/>
    </style:style>
    <style:style style:name="P8" style:family="paragraph" style:parent-style-name="Standard">
      <style:text-properties style:text-underline-style="none" officeooo:rsid="0009bce8" officeooo:paragraph-rsid="0009bce8"/>
    </style:style>
    <style:style style:name="P9" style:family="paragraph" style:parent-style-name="Standard">
      <style:text-properties style:text-underline-style="none" officeooo:rsid="000b6069" officeooo:paragraph-rsid="000b6069"/>
    </style:style>
    <style:style style:name="T1" style:family="text">
      <style:text-properties officeooo:rsid="0007293a"/>
    </style:style>
    <style:style style:name="T2" style:family="text">
      <style:text-properties officeooo:rsid="00098f17"/>
    </style:style>
    <style:style style:name="T3" style:family="text">
      <style:text-properties officeooo:rsid="0009bce8"/>
    </style:style>
    <style:style style:name="T4" style:family="text">
      <style:text-properties officeooo:rsid="000b60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1 :</text:p>
      <text:p text:style-name="P1"/>
      <text:p text:style-name="P6">1)</text:p>
      <text:p text:style-name="P5">from time import *</text:p>
      <text:p text:style-name="P5">from os import *</text:p>
      <text:p text:style-name="P5"/>
      <text:p text:style-name="P5">sleep(1)</text:p>
      <text:p text:style-name="P5">print("bonjour")</text:p>
      <text:p text:style-name="P5">sleep(1)</text:p>
      <text:p text:style-name="P5"/>
      <text:p text:style-name="P5">num = fork()</text:p>
      <text:p text:style-name="P5"/>
      <text:p text:style-name="P5">if num == 0:</text:p>
      <text:p text:style-name="P5"/>
      <text:p text:style-name="P5"><text:s text:c="4"/>print(getpid())</text:p>
      <text:p text:style-name="P5"><text:s text:c="4"/>print(getppid())</text:p>
      <text:p text:style-name="P5"/>
      <text:p text:style-name="P5"><text:s text:c="4"/>while True:</text:p>
      <text:p text:style-name="P5"><text:s text:c="8"/>print("Salut")</text:p>
      <text:p text:style-name="P5"><text:s text:c="8"/>sleep(1)</text:p>
      <text:p text:style-name="P5"/>
      <text:p text:style-name="P5">else:</text:p>
      <text:p text:style-name="P5"/>
      <text:p text:style-name="P5"><text:s text:c="4"/>print(num)</text:p>
      <text:p text:style-name="P5"><text:s text:c="4"/>sleep(10)</text:p>
      <text:p text:style-name="P5"><text:s text:c="4"/>kill(num, 9)</text:p>
      <text:p text:style-name="P1"/>
      <text:p text:style-name="P1"/>
      <text:p text:style-name="P1">Exercice 2 :</text:p>
      <text:p text:style-name="P1"/>
      <text:p text:style-name="P6">1)</text:p>
      <text:p text:style-name="P5">from time import *</text:p>
      <text:p text:style-name="P5">from os import *</text:p>
      <text:p text:style-name="P5"/>
      <text:p text:style-name="P5">while True:</text:p>
      <text:p text:style-name="P5"><text:s text:c="4"/>num = fork()</text:p>
      <text:p text:style-name="P5"/>
      <text:p text:style-name="P5"><text:s text:c="4"/>if num == 0:</text:p>
      <text:p text:style-name="P5"><text:s text:c="8"/>execlp("/usr/bin/xclock", "xclock.exe")</text:p>
      <text:p text:style-name="P5"><text:s text:c="4"/>sleep(1)</text:p>
      <text:p text:style-name="P5"/>
      <text:p text:style-name="P5"/>
      <text:p text:style-name="P2">Exercice <text:span text:style-name="T1">3</text:span> :</text:p>
      <text:p text:style-name="P2"/>
      <text:p text:style-name="P6">2)</text:p>
      <text:p text:style-name="P7">La première ligne ne contient jamais de zéro ; en effet, <text:span text:style-name="T3">le processus père n’a jamais un numéro d’enfourchement égal à 0, donc ne vérifie aucune des 3 conditions testées, donc n’attend jamais 1 seconde ou plus, et donc affiche les numéros en premier, tous différents de 0.</text:span></text:p>
      <text:p text:style-name="P7"/>
      <text:p text:style-name="P6">Toutes les <text:span text:style-name="T2">autres</text:span> lignes contiennent au moins un zéro car l’affichage provien<text:span text:style-name="T2">dra</text:span> forcément d’un fils.</text:p>
      <text:p text:style-name="P6"/>
      <text:p text:style-name="P6"/>
      <text:p text:style-name="P3"><text:soft-page-break/>Exercice <text:span text:style-name="T3">4</text:span> :</text:p>
      <text:p text:style-name="P3"/>
      <text:p text:style-name="P8">1)</text:p>
      <text:p text:style-name="P8">from time import *</text:p>
      <text:p text:style-name="P8">from os import *</text:p>
      <text:p text:style-name="P8"/>
      <text:p text:style-name="P8">num_a = fork()</text:p>
      <text:p text:style-name="P8"/>
      <text:p text:style-name="P8">if num_a == 0:</text:p>
      <text:p text:style-name="P8"><text:s text:c="4"/>num_c = fork()</text:p>
      <text:p text:style-name="P8"/>
      <text:p text:style-name="P8"><text:s text:c="4"/>if num_c == 0:</text:p>
      <text:p text:style-name="P8"><text:s text:c="8"/>print(getpid())</text:p>
      <text:p text:style-name="P8"><text:s text:c="4"/></text:p>
      <text:p text:style-name="P8"><text:s text:c="4"/>else:</text:p>
      <text:p text:style-name="P8"><text:s text:c="8"/>num_d = fork()</text:p>
      <text:p text:style-name="P8"/>
      <text:p text:style-name="P8"><text:s text:c="8"/>if num_d == 0:</text:p>
      <text:p text:style-name="P8"><text:s text:c="12"/>print(getpid())</text:p>
      <text:p text:style-name="P8"/>
      <text:p text:style-name="P8"><text:s text:c="8"/>else:</text:p>
      <text:p text:style-name="P8"><text:s text:c="12"/>while True:</text:p>
      <text:p text:style-name="P8"><text:s text:c="16"/>sleep(1)</text:p>
      <text:p text:style-name="P8"/>
      <text:p text:style-name="P8">else:</text:p>
      <text:p text:style-name="P8"><text:s text:c="4"/>num_b = fork()</text:p>
      <text:p text:style-name="P8"/>
      <text:p text:style-name="P8"><text:s text:c="4"/>if num_b == 0:</text:p>
      <text:p text:style-name="P8"><text:s text:c="8"/>num_e = fork()</text:p>
      <text:p text:style-name="P8"/>
      <text:p text:style-name="P8"><text:s text:c="8"/>if num_e == 0:</text:p>
      <text:p text:style-name="P8"><text:s text:c="12"/>print(getpid())</text:p>
      <text:p text:style-name="P8"><text:s text:c="8"/></text:p>
      <text:p text:style-name="P8"><text:s text:c="8"/>else:</text:p>
      <text:p text:style-name="P8"><text:s text:c="12"/>num_f = fork()</text:p>
      <text:p text:style-name="P8"/>
      <text:p text:style-name="P8"><text:s text:c="12"/>if num_f == 0:</text:p>
      <text:p text:style-name="P8"><text:s text:c="16"/>print(getpid())</text:p>
      <text:p text:style-name="P8"/>
      <text:p text:style-name="P8"><text:s text:c="12"/>else:</text:p>
      <text:p text:style-name="P8"><text:s text:c="16"/>while True:</text:p>
      <text:p text:style-name="P8"><text:s text:c="20"/>sleep(1)</text:p>
      <text:p text:style-name="P8"/>
      <text:p text:style-name="P8"><text:s text:c="4"/>else:</text:p>
      <text:p text:style-name="P8"><text:s text:c="8"/>while True:</text:p>
      <text:p text:style-name="P8"><text:s text:c="12"/>sleep(1)</text:p>
      <text:p text:style-name="P8"/>
      <text:p text:style-name="P8"/>
      <text:p text:style-name="P4">Exercice <text:span text:style-name="T4">5</text:span> :</text:p>
      <text:p text:style-name="P4"/>
      <text:p text:style-name="P9">1)</text:p>
      <text:p text:style-name="P9">from time import *</text:p>
      <text:p text:style-name="P9"><text:soft-page-break/>from os import *</text:p>
      <text:p text:style-name="P9"/>
      <text:p text:style-name="P9">def embranchement(gp, n):</text:p>
      <text:p text:style-name="P9"/>
      <text:p text:style-name="P9"><text:s text:c="4"/>if n == 0:</text:p>
      <text:p text:style-name="P9"><text:s text:c="8"/>while True:</text:p>
      <text:p text:style-name="P9"><text:s text:c="12"/>sleep(1)</text:p>
      <text:p text:style-name="P9"/>
      <text:p text:style-name="P9"><text:s text:c="4"/>else:</text:p>
      <text:p text:style-name="P9"/>
      <text:p text:style-name="P9"><text:s text:c="8"/>num_a = fork()</text:p>
      <text:p text:style-name="P9"/>
      <text:p text:style-name="P9"><text:s text:c="8"/>if num_a == 0:</text:p>
      <text:p text:style-name="P9"><text:s text:c="12"/>num_b = fork()</text:p>
      <text:p text:style-name="P9"/>
      <text:p text:style-name="P9"><text:s text:c="12"/>if num_b == 0:</text:p>
      <text:p text:style-name="P9"><text:s text:c="16"/>num_c = fork()</text:p>
      <text:p text:style-name="P9"/>
      <text:p text:style-name="P9"><text:s text:c="16"/>if num_c == 0:</text:p>
      <text:p text:style-name="P9"><text:s text:c="20"/>print(getpid(), getppid(), gp)</text:p>
      <text:p text:style-name="P9"/>
      <text:p text:style-name="P9"><text:s text:c="16"/>else:</text:p>
      <text:p text:style-name="P9"><text:s text:c="20"/>embranchement(gp, n - 1)</text:p>
      <text:p text:style-name="P9"/>
      <text:p text:style-name="P9"><text:s text:c="12"/>else:</text:p>
      <text:p text:style-name="P9"><text:s text:c="16"/>embranchement(gp, n - 1)</text:p>
      <text:p text:style-name="P9"/>
      <text:p text:style-name="P9"><text:s text:c="8"/>else:</text:p>
      <text:p text:style-name="P9"><text:s text:c="12"/>embranchement(gp, n - 1)</text:p>
      <text:p text:style-name="P9"/>
      <text:p text:style-name="P9">embranchement(getpid(), int(input()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0T16:31:30.174481183</meta:creation-date>
    <dc:date>2021-10-20T17:20:13.192873974</dc:date>
    <meta:editing-duration>PT16M51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3" meta:paragraph-count="88" meta:word-count="261" meta:character-count="1945" meta:non-whitespace-character-count="1254"/>
  </office:meta>
</office:document-meta>
</file>